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Generator.generateStrutsConfig( GenStrutsApp app , ClassDeclaration public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lowControllerGenerator.generate( ClassDeclaration public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lowControllerGenerator.writeFieldAnnotations( ClassDeclaration classDecl , GenStrutsApp a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wControllerGenerator.FlowControllerGenerator( CoreAnnotationProcessorEnv env , FlowControllerInfo fcInfo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Generator.getFCSourceFil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Generator.includeFieldAnnotations( AnnotationToXML atx , TypeDeclaration typeDecl , String additionalAnnot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